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odt-open-document-markdown"/>ODT Open Document Markdown<text:bookmark-end text:name="odt-open-document-markdown"/></text:h>
      <text:p text:style-name="First_20_paragraph"><text:span text:style-name="T1">This is another markdown file</text:span></text:p>
      <text:h text:style-name="Heading_20_2" text:outline-level="2"><text:bookmark-start text:name="i.-markdown-and-odt-are-your-friends"/>I. Markdown and ODT are your friends<text:bookmark-end text:name="i.-markdown-and-odt-are-your-friends"/></text:h>
      <text:p text:style-name="First_20_paragraph">Edit as text, convert where you will.</text:p>
      <text:h text:style-name="Heading_20_2" text:outline-level="2"><text:bookmark-start text:name="ii.-mime-types-come-in-other-shapes-and-sizes"/>II. Mime types come in other shapes and sizes<text:bookmark-end text:name="ii.-mime-types-come-in-other-shapes-and-sizes"/></text:h>
      <text:p text:style-name="First_20_paragraph">Web, audio, text, video, code… the list is endless!</text:p>
      <text:p text:style-name="Horizontal_20_Line"/>
      <text:p text:style-name="First_20_paragraph"><text:span text:style-name="T2">Wherever you go, markdown and ODT file formats are here for yo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/>
    <dc:description/>
    <dc:subject/>
    <meta:keyword/>
    <meta:initial-creator/>
    <dc:creator/>
    <meta:creation-date>2023-10-11T04:40:47Z</meta:creation-date>
    <dc:date>2023-10-11T04:40:47Z</dc:date>
  </office:meta>
</office:document-meta>
</file>